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CRONOGRAMA DE ATIVIDADES DISSERTAÇÃO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tividade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apeamento Sistemático da Literatu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acterização das Funcionalidades das Ferrament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squisa com Profissionais (Surve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ões para as Ferramenta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7:45:13.325685537</meta:creation-date>
    <dc:date>2016-07-02T17:47:47.630142323</dc:date>
    <meta:editing-duration>PT2M35S</meta:editing-duration>
    <meta:editing-cycles>1</meta:editing-cycles>
    <meta:document-statistic meta:table-count="1" meta:cell-count="16" meta:object-count="0"/>
    <meta:generator>LibreOffice/5.0.5.2$Linux_X86_64 LibreOffice_project/00m0$Build-2</meta:generator>
  </office:meta>
</office:document-meta>
</file>